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1.499cm" fo:margin-right="-1.499cm" fo:margin-top="0cm" fo:margin-bottom="0cm" style:contextual-spacing="false" style:line-height-at-least="0cm" fo:text-align="start" style:justify-single-word="false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4" style:family="paragraph" style:parent-style-name="Standard">
      <loext:graphic-properties draw:fill="none"/>
      <style:paragraph-properties fo:margin-left="-1.499cm" fo:margin-right="-1.499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Standard" style:master-page-name="">
      <loext:graphic-properties draw:fill="none"/>
      <style:paragraph-properties fo:margin-left="-1.499cm" fo:margin-right="-1.499cm" fo:margin-top="0cm" fo:margin-bottom="0cm" style:contextual-spacing="false" style:line-height-at-least="0cm" fo:text-align="start" style:justify-single-word="false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loext:graphic-properties draw:fill="none"/>
      <style:paragraph-properties fo:margin-left="-1.499cm" fo:margin-right="-1.499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Arial" fo:font-size="12pt" fo:font-style="normal" fo:font-weight="normal" officeooo:paragraph-rsid="001375c5" style:font-size-asian="12pt" style:font-style-asian="normal" style:font-weight-asian="normal" style:font-size-complex="12pt"/>
    </style:style>
    <style:style style:name="P7" style:family="paragraph" style:parent-style-name="Standard" style:master-page-name="">
      <loext:graphic-properties draw:fill="none"/>
      <style:paragraph-properties fo:margin-left="-1.499cm" fo:margin-right="0cm" fo:margin-top="0cm" fo:margin-bottom="0cm" style:contextual-spacing="false" style:line-height-at-least="0cm" fo:text-align="start" style:justify-single-word="false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style:font-name="Arial" fo:font-size="12pt" fo:font-style="normal" fo:font-weight="normal" officeooo:paragraph-rsid="00148301" style:font-size-asian="12pt" style:font-style-asian="normal" style:font-weight-asian="normal" style:font-size-complex="1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-1.499cm" fo:margin-right="0cm" fo:margin-top="0.101cm" fo:margin-bottom="0.101cm" style:contextual-spacing="false" style:line-height-at-least="0cm" fo:text-align="start" style:justify-single-word="false" fo:text-indent="0cm" style:auto-text-indent="false" style:page-number="auto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1375c5" style:font-size-asian="12pt" style:font-size-complex="12pt"/>
    </style:style>
    <style:style style:name="P9" style:family="paragraph" style:parent-style-name="Standard">
      <loext:graphic-properties draw:fill="none"/>
      <style:paragraph-properties fo:margin-left="-1.499cm" fo:margin-right="0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1375c5" style:font-size-asian="12pt" style:font-size-complex="12pt"/>
    </style:style>
    <style:style style:name="P10" style:family="paragraph" style:parent-style-name="Standard">
      <loext:graphic-properties draw:fill="none"/>
      <style:paragraph-properties fo:margin-left="-1.499cm" fo:margin-right="-1.499cm" fo:text-indent="0cm" style:auto-text-indent="false" fo:background-color="transparent"/>
      <style:text-properties style:font-name="Arial1" fo:font-size="12pt" style:font-size-asian="12pt" style:font-size-complex="12pt"/>
    </style:style>
    <style:style style:name="P11" style:family="paragraph" style:parent-style-name="Standard">
      <loext:graphic-properties draw:fill="none"/>
      <style:paragraph-properties fo:margin-left="-1.499cm" fo:margin-right="-1.499cm" fo:text-indent="0cm" style:auto-text-indent="false" fo:background-color="transparent"/>
      <style:text-properties style:font-name="Arial1" fo:font-size="12pt" officeooo:rsid="001375c5" officeooo:paragraph-rsid="001375c5" style:font-size-asian="12pt" style:font-size-complex="12pt"/>
    </style:style>
    <style:style style:name="P12" style:family="paragraph" style:parent-style-name="Standard">
      <loext:graphic-properties draw:fill="none"/>
      <style:paragraph-properties fo:margin-left="-1.499cm" fo:margin-right="-1.499cm" fo:text-indent="0cm" style:auto-text-indent="false" fo:background-color="transparent"/>
      <style:text-properties style:font-name="Arial1" fo:font-size="12pt" officeooo:rsid="001375c5" officeooo:paragraph-rsid="00148301" style:font-size-asian="12pt" style:font-size-complex="12pt"/>
    </style:style>
    <style:style style:name="P13" style:family="paragraph" style:parent-style-name="Standard">
      <loext:graphic-properties draw:fill="none"/>
      <style:paragraph-properties fo:margin-left="-1.499cm" fo:margin-right="-1.499cm" fo:text-indent="0cm" style:auto-text-indent="false" fo:background-color="transparent"/>
      <style:text-properties style:font-name="Arial1" fo:font-size="12pt" officeooo:rsid="00148301" officeooo:paragraph-rsid="00148301" style:font-size-asian="12pt" style:font-size-complex="12pt"/>
    </style:style>
    <style:style style:name="P14" style:family="paragraph" style:parent-style-name="Standard">
      <loext:graphic-properties draw:fill="none"/>
      <style:paragraph-properties fo:margin-left="-1.499cm" fo:margin-right="-1.499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Arial" fo:font-size="12pt" fo:font-style="normal" fo:font-weight="normal" officeooo:paragraph-rsid="00148301" style:font-size-asian="12pt" style:font-style-asian="normal" style:font-weight-asian="normal" style:font-size-complex="12pt"/>
    </style:style>
    <style:style style:name="P15" style:family="paragraph" style:parent-style-name="Standard">
      <loext:graphic-properties draw:fill="none"/>
      <style:paragraph-properties fo:margin-left="-1.499cm" fo:margin-right="-1.499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Arial" fo:font-size="12pt" fo:font-style="normal" fo:font-weight="normal" officeooo:rsid="00148301" officeooo:paragraph-rsid="00148301" style:font-size-asian="12pt" style:font-style-asian="normal" style:font-weight-asian="normal" style:font-size-complex="12pt"/>
    </style:style>
    <style:style style:name="P16" style:family="paragraph" style:parent-style-name="Standard">
      <loext:graphic-properties draw:fill="none"/>
      <style:paragraph-properties fo:margin-left="-1.499cm" fo:margin-right="-1.499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Arial" fo:font-size="12pt" fo:font-style="normal" fo:font-weight="normal" officeooo:rsid="0015b61c" officeooo:paragraph-rsid="0015b61c" style:font-size-asian="12pt" style:font-style-asian="normal" style:font-weight-asian="normal" style:font-size-complex="12pt"/>
    </style:style>
    <style:style style:name="P17" style:family="paragraph" style:parent-style-name="Standard">
      <loext:graphic-properties draw:fill="none"/>
      <style:paragraph-properties fo:margin-left="-1.499cm" fo:margin-right="-1.499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paragraph-rsid="0015b61c" style:font-size-asian="12pt" style:font-size-complex="12pt"/>
    </style:style>
    <style:style style:name="P18" style:family="paragraph" style:parent-style-name="Standard">
      <loext:graphic-properties draw:fill="none"/>
      <style:paragraph-properties fo:margin-left="-1.499cm" fo:margin-right="-1.499cm" fo:margin-top="0cm" fo:margin-bottom="0cm" style:contextual-spacing="false" style:line-height-at-least="0cm" fo:text-align="end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Arial" fo:font-size="12pt" fo:font-style="normal" fo:font-weight="normal" officeooo:rsid="0015b61c" officeooo:paragraph-rsid="0015b61c" style:font-size-asian="12pt" style:font-style-asian="normal" style:font-weight-asian="normal" style:font-size-complex="12pt"/>
    </style:style>
    <style:style style:name="P19" style:family="paragraph" style:parent-style-name="Standard">
      <loext:graphic-properties draw:fill="none"/>
      <style:paragraph-properties fo:margin-left="-1.499cm" fo:margin-right="-1.499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rsid="0015b61c" officeooo:paragraph-rsid="0015b61c" style:font-size-asian="12pt" style:font-size-complex="12pt"/>
    </style:style>
    <style:style style:name="P20" style:family="paragraph" style:parent-style-name="Standard">
      <loext:graphic-properties draw:fill="none"/>
      <style:paragraph-properties fo:margin-left="-1.499cm" fo:margin-right="-1.499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fo:font-size="12pt" officeooo:rsid="0015b61c" officeooo:paragraph-rsid="00166f14" style:font-size-asian="12pt" style:font-size-complex="12pt"/>
    </style:style>
    <style:style style:name="P21" style:family="paragraph" style:parent-style-name="Standard">
      <loext:graphic-properties draw:fill="none"/>
      <style:paragraph-properties fo:margin-left="-1.499cm" fo:margin-right="-1.499cm" fo:margin-top="0cm" fo:margin-bottom="0cm" style:contextual-spacing="false" style:line-height-at-least="0cm" fo:text-align="start" style:justify-single-word="false" fo:text-indent="0cm" style:auto-text-indent="false" fo:background-color="transparent" style:writing-mode="lr-tb">
        <style:tab-stops>
          <style:tab-stop style:position="1.251cm"/>
        </style:tab-stops>
      </style:paragraph-properties>
      <style:text-properties style:font-name="Arial" fo:font-size="12pt" fo:font-style="normal" fo:font-weight="normal" officeooo:rsid="00166f14" officeooo:paragraph-rsid="00166f14" style:font-size-asian="12pt" style:font-style-asian="normal" style:font-weight-asian="normal" style:font-size-complex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font-name="Arial" fo:font-style="normal" fo:font-weight="normal" style:font-style-asian="normal" style:font-weight-asian="normal"/>
    </style:style>
    <style:style style:name="T3" style:family="text">
      <style:text-properties style:font-name="Arial"/>
    </style:style>
    <style:style style:name="T4" style:family="text">
      <style:text-properties fo:font-size="10pt" style:font-size-asian="10pt"/>
    </style:style>
    <style:style style:name="T5" style:family="text">
      <style:text-properties fo:font-variant="normal" fo:text-transform="none" fo:color="#000000" loext:opacity="100%" style:font-name="Arial2" fo:letter-spacing="normal" fo:font-style="normal" fo:font-weight="normal" style:font-style-asian="normal" style:font-weight-asian="normal"/>
    </style:style>
    <style:style style:name="T6" style:family="text">
      <style:text-properties fo:color="#000000" loext:opacity="100%" style:font-name="Arial" fo:font-style="normal" fo:font-weight="normal" style:font-style-asian="normal" style:font-weight-asian="normal"/>
    </style:style>
    <style:style style:name="T7" style:family="text">
      <style:text-properties officeooo:rsid="00148301"/>
    </style:style>
    <style:style style:name="T8" style:family="text">
      <style:text-properties officeooo:rsid="00181496"/>
    </style:style>
    <style:style style:name="T9" style:family="text">
      <style:text-properties style:font-name="Arial" fo:font-style="normal" fo:font-weight="normal" officeooo:rsid="0015b61c" style:font-style-asian="normal" style:font-weight-asian="normal"/>
    </style:style>
    <style:style style:name="T10" style:family="text">
      <style:text-properties style:font-name="Arial" fo:font-style="normal" fo:font-weight="normal" officeooo:rsid="00166f14" style:font-style-asian="normal" style:font-weight-asian="normal"/>
    </style:style>
    <style:style style:name="T11" style:family="text">
      <style:text-properties style:font-name="Arial1" fo:font-style="normal" fo:font-weight="normal" officeooo:rsid="001375c5" style:font-style-asian="normal" style:font-weight-asian="normal"/>
    </style:style>
    <style:style style:name="T12" style:family="text">
      <style:text-properties style:font-name="Arial1" fo:font-style="normal" fo:font-weight="normal" officeooo:rsid="00181496" style:font-style-asian="normal" style:font-weight-asian="normal"/>
    </style:style>
    <style:style style:name="T13" style:family="text">
      <style:text-properties style:font-name="Arial1" fo:font-style="normal" fo:font-weight="normal" officeooo:rsid="00148301" style:font-style-asian="normal" style:font-weight-asian="normal"/>
    </style:style>
    <style:style style:name="T14" style:family="text">
      <style:text-properties style:font-name="Arial1" fo:font-style="normal" fo:font-weight="normal" style:font-style-asian="normal" style:font-weight-asian="normal"/>
    </style:style>
    <style:style style:name="T15" style:family="text">
      <style:text-properties style:font-name="Arial1" fo:font-style="normal" fo:font-weight="normal" officeooo:rsid="00166f14" style:font-style-asian="normal" style:font-weight-asian="normal"/>
    </style:style>
    <style:style style:name="T16" style:family="text">
      <style:text-properties style:font-name="Arial" fo:font-style="normal" fo:font-weight="normal" officeooo:rsid="001375c5" style:font-style-asian="normal" style:font-weight-asian="normal"/>
    </style:style>
    <style:style style:name="gr1" style:family="graphic">
      <style:graphic-properties draw:stroke="none" svg:stroke-color="#000000" draw:fill="none" draw:fill-color="#ffffff" draw:textarea-vertical-align="middle" fo:min-height="1.0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Cadre de texte 1" draw:style-name="gr1" draw:text-style-name="P3" svg:width="19.839cm" svg:height="1.059cm" svg:x="-1.448cm" svg:y="-1.404cm"><draw:text-box><text:p text:style-name="P2"><text:span text:style-name="T1">BRIEFINGS : THUNDERBOLT</text:span></text:p></draw:text-box></draw:frame>---------------------------------------------------------------------------------------------------------------------------------------------</text:p>
      <text:p text:style-name="P4"><text:span text:style-name="T2">100125</text:span><text:tab/><text:span text:style-name="T3"> <text:s text:c="2"/>4JAN2024</text:span><text:tab/><text:span text:style-name="T3"> <text:s text:c="4"/>UGKO-UGKO</text:span><text:tab/><text:span text:style-name="T3"> <text:s text:c="12"/>M2000C</text:span><text:tab/><text:span text:style-name="T3"> <text:s/>N806SB</text:span><text:tab/><text:span text:style-name="T3"> <text:s text:c="2"/>RELEASE</text:span><text:tab/> <text:s text:c="5"/><text:span text:style-name="T3"><text:s/>0836Z</text:span></text:p>
      <text:p text:style-name="P5"><text:span text:style-name="T2">OFP 1</text:span><text:tab/><text:span text:style-name="T3"> <text:s text:c="14"/>DAY</text:span><text:tab/><text:span text:style-name="T3"> <text:s text:c="4"/>KUTAISI – KUTAISI</text:span><text:tab/><text:span text:style-name="T3"> <text:s/>MIRAGE <text:s text:c="6"/>IMMATRICULATION <text:s text:c="13"/>HOURS</text:span></text:p>
      <text:p text:style-name="P6">---------------------------------------------------------------------------------------------------------------------------------------------</text:p>
      <text:p text:style-name="P7">WTH : <text:s/>041530Z</text:p>
      <text:p text:style-name="P8" loext:marker-style-name="T4"><text:span text:style-name="T2">MTR : UGKO 041530Z 13005KT CAVOK 06/M01 Q1019 NOSIG</text:span></text:p>
      <text:p text:style-name="P9" loext:marker-style-name="T4"><text:span text:style-name="T2">TAF : </text:span><text:span text:style-name="T5">UGKO 041100Z 0412/0512 08007KT 9999 SCT080 TX14/0412Z TN03/0503Z TEMPO 0412/0416 CAVOK TEMPO 0416/0501 BKN050 TEMPO 0501/0512 5000 RA BR SCT012 BKN020 OVC040</text:span><text:span text:style-name="T6"> </text:span></text:p>
      <text:p text:style-name="P10">---------------------------------------------------------------------------------------------------------------------------------------------</text:p>
      <text:p text:style-name="P11">DEP/ARR : UGKO - KUTAISI : </text:p>
      <text:p text:style-name="P11">LAT/LON : N42°10’39’’ E42°28’52’’</text:p>
      <text:p text:style-name="P11">RWR : T-OFF : 07 [067] || LDG : 07 [067] with ILS LOC Z 07 // VFR // TCN // VOR // NBD</text:p>
      <text:p text:style-name="P11">ALT : 147</text:p>
      <text:p text:style-name="P12">NAV-FRQY : VOR : 113,60 || TCN : 44X || ILS LOC Z : 109,75 <text:span text:style-name="T7">|| </text:span>NBD : 477</text:p>
      <text:p text:style-name="P11">COM-FRQY : ATC : 134.00 / 263.00</text:p>
      <text:p text:style-name="P6">---------------------------------------------------------------------------------------------------------------------------------------------</text:p>
      <text:p text:style-name="P11">ALTN: <text:span text:style-name="T7">UGKS - SENAKI-KOLKHI</text:span> : </text:p>
      <text:p text:style-name="P11">LAT/LON : N42°1<text:span text:style-name="T7">4</text:span>’<text:span text:style-name="T7">27</text:span>’’ E42°<text:span text:style-name="T7">02</text:span>’52’’</text:p>
      <text:p text:style-name="P11">RWR : T-OFF : <text:span text:style-name="T7">09</text:span> [0<text:span text:style-name="T7">88</text:span>] || LDG : 0<text:span text:style-name="T7">9</text:span> [0<text:span text:style-name="T7">88</text:span>] with VFR // TCN //NBD</text:p>
      <text:p text:style-name="P11">ALT : <text:span text:style-name="T7">43</text:span></text:p>
      <text:p text:style-name="P11">NAV-FRQY : TCN : <text:span text:style-name="T7">31</text:span>X || <text:span text:style-name="T7">NBD 335 &gt; 688</text:span></text:p>
      <text:p text:style-name="P11">COM-FRQY : ATC : 13<text:span text:style-name="T7">2</text:span>.00 / 2<text:span text:style-name="T7">56</text:span>.00</text:p>
      <text:p text:style-name="P6">---------------------------------------------------------------------------------------------------------------------------------------------</text:p>
      <text:p text:style-name="P13">MISSION : SEAD ( SUPPRESSION OF ENEMY AIR DEFENSES )</text:p>
      <text:p text:style-name="P13">T-OFF : 1120Z || LDG 1300Z</text:p>
      <text:p text:style-name="P13">TIME : 80’</text:p>
      <text:p text:style-name="P13">LOCATION : CAUSASUS &gt; BATUMI &gt; <text:s/>AIRPORT </text:p>
      <text:p text:style-name="P13">TGT : ZSU [X8] EAST AIRPORT (3NM)</text:p>
      <text:p text:style-name="P14">---------------------------------------------------------------------------------------------------------------------------------------------</text:p>
      <text:p text:style-name="P15">TEAMS :</text:p>
      <text:p text:style-name="P16">0 - // <text:span text:style-name="T8">CYBER2612 // </text:span>LEADER MISSION : CYBERPHOENIX</text:p>
      <text:p text:style-name="P16">1 - // <text:span text:style-name="T8">SHARK0 22 // </text:span>M2000C LEADER : REDAC || CREW : VAGUE || 2/2/0+B/R || SEAD ||</text:p>
      <text:p text:style-name="P16">2 - //<text:span text:style-name="T8">SHYNIX 01 // </text:span>RAF-B <text:s text:c="2"/>LEADER : SHYNIX || CREW : GILLSX || 0/2/4+ || SECURITY ||</text:p>
      <text:p text:style-name="P16">3 - // <text:span text:style-name="T8">UNKNOW // </text:span>E-3A || AWACS ||</text:p>
      <text:p text:style-name="P17"><text:span text:style-name="T2">--------------------------------------------------------------------------------------------------------------------------------------------- <text:s text:c="8"/><text:tab/><text:tab/> <text:s text:c="2"/></text:span><text:span text:style-name="T9">FLIGHT PLAN – GPS<text:tab/><text:tab/><text:tab/><text:tab/><text:tab/><text:tab/> <text:s text:c="15"/></text:span><text:span text:style-name="T10">ADDITIONS</text:span></text:p>
      <text:p text:style-name="P18">---------------------------------------------------------------------------- <text:tab/><text:tab/><text:tab/> <text:s text:c="5"/>---------------------------------------</text:p>
      <text:p text:style-name="P19"><text:span text:style-name="T2">BUTS<text:tab/><text:tab/> <text:s text:c="9"/>LAT-LON<text:tab/> <text:s/><text:tab/><text:tab/> <text:s/>ALT<text:tab/><text:tab/><text:tab/><text:tab/><text:tab/></text:span><text:span text:style-name="T10">SPD : 400 kt</text:span></text:p>
      <text:p text:style-name="P19"><text:span text:style-name="T2"><text:s text:c="3"/>01<text:tab/><text:tab/></text:span><text:span text:style-name="T11">N42°</text:span><text:span text:style-name="T12">14</text:span><text:span text:style-name="T11">’</text:span><text:span text:style-name="T12">27</text:span><text:span text:style-name="T11">’’ E42°</text:span><text:span text:style-name="T13">02</text:span><text:span text:style-name="T11">’52’’<text:tab/><text:tab/></text:span><text:span text:style-name="T14">FL090<text:tab/><text:tab/><text:tab/><text:tab/><text:tab/></text:span><text:span text:style-name="T15">ALT C : FL200</text:span></text:p>
      <text:p text:style-name="P19"><text:span text:style-name="T2"><text:s text:c="3"/>02<text:tab/><text:tab/></text:span><text:span text:style-name="T11">N42°</text:span><text:span text:style-name="T12">22</text:span><text:span text:style-name="T11">’</text:span><text:span text:style-name="T12">00</text:span><text:span text:style-name="T11">’’ E42°</text:span><text:span text:style-name="T13">02</text:span><text:span text:style-name="T11">’52’’<text:tab/><text:tab/> </text:span><text:span text:style-name="T14">2000<text:tab/><text:tab/><text:tab/><text:tab/><text:tab/></text:span><text:span text:style-name="T15">ALT M : 2000</text:span></text:p>
      <text:p text:style-name="P19"><text:span text:style-name="T2"><text:s text:c="3"/>03<text:tab/><text:tab/></text:span><text:span text:style-name="T11">N42°</text:span><text:span text:style-name="T12">30</text:span><text:span text:style-name="T11">’</text:span><text:span text:style-name="T12">14</text:span><text:span text:style-name="T11">’’ E42°</text:span><text:span text:style-name="T13">02</text:span><text:span text:style-name="T11">’52’’<text:tab/><text:tab/> </text:span><text:span text:style-name="T15">2000</text:span><text:span text:style-name="T14"><text:tab/><text:tab/><text:tab/><text:tab/><text:tab/></text:span><text:span text:style-name="T15">ALT R : 3000</text:span></text:p>
      <text:p text:style-name="P19"><text:span text:style-name="T2"><text:s text:c="3"/>05<text:tab/><text:tab/></text:span><text:span text:style-name="T11">N42°</text:span><text:span text:style-name="T12">27</text:span><text:span text:style-name="T11">’</text:span><text:span text:style-name="T12">21</text:span><text:span text:style-name="T11">’’ E42°</text:span><text:span text:style-name="T13">02</text:span><text:span text:style-name="T11">’52’’<text:tab/><text:tab/></text:span><text:span text:style-name="T14">FL200<text:tab/><text:tab/><text:tab/><text:tab/><text:tab/></text:span><text:span text:style-name="T15">BUT ID : 03</text:span><text:span text:style-name="T14"><text:tab/><text:tab/><text:tab/></text:span></text:p>
      <text:p text:style-name="P19"><text:span text:style-name="T2"><text:s text:c="3"/>06<text:tab/><text:tab/></text:span><text:span text:style-name="T11">N42°</text:span><text:span text:style-name="T12">40</text:span><text:span text:style-name="T11">’</text:span><text:span text:style-name="T12">32</text:span><text:span text:style-name="T11">’’ E42°</text:span><text:span text:style-name="T13">02</text:span><text:span text:style-name="T11">’52’’<text:tab/><text:tab/></text:span><text:span text:style-name="T14">FL070<text:tab/><text:tab/><text:tab/><text:tab/><text:tab/></text:span><text:span text:style-name="T15">BUT TGT : 04</text:span></text:p>
      <text:p text:style-name="P19"><text:span text:style-name="T2"><text:s text:c="3"/>07<text:tab/><text:tab/></text:span><text:span text:style-name="T11">N42°</text:span><text:span text:style-name="T12">36</text:span><text:span text:style-name="T11">’</text:span><text:span text:style-name="T12">14</text:span><text:span text:style-name="T11">’’ E42°</text:span><text:span text:style-name="T13">02</text:span><text:span text:style-name="T11">’52’’<text:tab/><text:tab/> </text:span><text:span text:style-name="T14">3000</text:span><text:span text:style-name="T11"><text:tab/><text:tab/><text:tab/><text:tab/><text:tab/></text:span><text:span text:style-name="T15">BUT SAVE : 03</text:span></text:p>
      <text:p text:style-name="P20"><text:span text:style-name="T16">----------------------------------------------------------------------------<text:tab/><text:tab/><text:tab/> <text:s text:c="5"/></text:span><text:span text:style-name="T2">---------------------------------------</text:span></text:p>
      <text:p text:style-name="P20"><text:span text:style-name="T16">--------------------------------------------------------------------------------------------------------------------------------------------- <text:s text:c="6"/><text:tab/> <text:s text:c="4"/></text:span><text:span text:style-name="T10">PLANNED FUEL<text:tab/><text:tab/><text:tab/> PLANNED MASS</text:span></text:p>
      <text:p text:style-name="P21">--------------------------------------------<text:tab/> <text:s text:c="14"/>------------------------------------</text:p>
      <text:p text:style-name="P21">TRIP<text:tab/><text:tab/>3200<text:tab/><text:tab/>0080<text:tab/><text:tab/><text:tab/>EMPTY : <text:tab/>7000</text:p>
      <text:p text:style-name="P21">STCK<text:tab/><text:tab/>1000<text:tab/><text:tab/>0040<text:tab/><text:tab/><text:tab/>WEAPONS : 0800</text:p>
      <text:p text:style-name="P21">TOTAL<text:tab/>4200<text:tab/><text:tab/>0120<text:tab/><text:tab/><text:tab/>TOTAL : <text:tab/>12.000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4T16:52:37.934000000</meta:creation-date>
    <dc:date>2025-01-06T18:33:49.983000000</dc:date>
    <meta:editing-duration>PT13M18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48" meta:word-count="344" meta:character-count="3341" meta:non-whitespace-character-count="2784"/>
  </office:meta>
</office:document-meta>
</file>